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master-page-name="">
      <style:paragraph-properties style:page-number="auto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7839365331884071193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2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1">I warmed down with a 0.75 mile walk and run in about 9 minutes.</text:p>
      <text:p text:style-name="P11"/>
      <text:p text:style-name="P11">Sun 8/6/2017 <text:span text:style-name="T1">no running</text:span></text:p>
      <text:p text:style-name="P11">We drove from New Jersey back to Meadvi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06T21:48:53.03</dc:date>
    <dc:creator>James Lombardi</dc:creator>
    <meta:editing-duration>PT9H56M56S</meta:editing-duration>
    <meta:editing-cycles>65</meta:editing-cycles>
    <meta:generator>OpenOffice/4.1.2$Win32 OpenOffice.org_project/412m3$Build-9782</meta:generator>
    <meta:document-statistic meta:table-count="0" meta:image-count="0" meta:object-count="0" meta:page-count="4" meta:paragraph-count="69" meta:word-count="1217" meta:character-count="6321"/>
  </office:meta>
</office:document-meta>
</file>